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ionDomain.getCod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tectionDomain.ProtectionDomain( java . security . CodeSource var0 , java . security . Permission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tectionDomain.get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tectionDomai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tectionDomai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